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1666_3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58 kWh</text:p>
          </table:table-cell>
          <table:table-cell office:value-type="float" office:value="1673.04" calcext:value-type="float">
            <text:p>1673.04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1-02-2018</text:p>
          </table:table-cell>
          <table:table-cell/>
          <table:table-cell office:value-type="float" office:value="18.41" calcext:value-type="float">
            <text:p>18.4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859.08" calcext:value-type="float">
            <text:p>1859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302 kWh</text:p>
          </table:table-cell>
          <table:table-cell office:value-type="float" office:value="1986.76" calcext:value-type="float">
            <text:p>1986.76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39.07" calcext:value-type="float">
            <text:p>139.07</text:p>
          </table:table-cell>
          <table:table-cell office:value-type="float" office:value="21.54" calcext:value-type="float">
            <text:p>21.54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314.37" calcext:value-type="float">
            <text:p>2314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361 kWh</text:p>
          </table:table-cell>
          <table:table-cell office:value-type="float" office:value="2405.7" calcext:value-type="float">
            <text:p>2405.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68.4" calcext:value-type="float">
            <text:p>168.4</text:p>
          </table:table-cell>
          <table:table-cell office:value-type="float" office:value="25.72" calcext:value-type="float">
            <text:p>25.72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766.14" calcext:value-type="float">
            <text:p>2766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331 kWh</text:p>
          </table:table-cell>
          <table:table-cell office:value-type="float" office:value="2178.98" calcext:value-type="float">
            <text:p>2178.98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52.53" calcext:value-type="float">
            <text:p>152.53</text:p>
          </table:table-cell>
          <table:table-cell office:value-type="float" office:value="23.45" calcext:value-type="float">
            <text:p>23.4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520.59" calcext:value-type="float">
            <text:p>2520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359 kWh</text:p>
          </table:table-cell>
          <table:table-cell office:value-type="float" office:value="2371.37" calcext:value-type="float">
            <text:p>2371.3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66" calcext:value-type="float">
            <text:p>166</text:p>
          </table:table-cell>
          <table:table-cell office:value-type="float" office:value="25.36" calcext:value-type="float">
            <text:p>25.3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727.69" calcext:value-type="float">
            <text:p>2727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.63" calcext:value-type="float">
            <text:p>3.63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26 kWh</text:p>
          </table:table-cell>
          <table:table-cell office:value-type="float" office:value="2125.56" calcext:value-type="float">
            <text:p>2125.5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48.79" calcext:value-type="float">
            <text:p>148.79</text:p>
          </table:table-cell>
          <table:table-cell office:value-type="float" office:value="22.9" calcext:value-type="float">
            <text:p>22.9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465.17" calcext:value-type="float">
            <text:p>2465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345 kWh</text:p>
          </table:table-cell>
          <table:table-cell office:value-type="float" office:value="2252.4" calcext:value-type="float">
            <text:p>2252.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57.67" calcext:value-type="float">
            <text:p>157.67</text:p>
          </table:table-cell>
          <table:table-cell office:value-type="float" office:value="24.16" calcext:value-type="float">
            <text:p>24.1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597.85" calcext:value-type="float">
            <text:p>2597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317 kWh</text:p>
          </table:table-cell>
          <table:table-cell office:value-type="float" office:value="2044.54" calcext:value-type="float">
            <text:p>2044.5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43.12" calcext:value-type="float">
            <text:p>143.12</text:p>
          </table:table-cell>
          <table:table-cell office:value-type="float" office:value="22.07" calcext:value-type="float">
            <text:p>22.07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372.68" calcext:value-type="float">
            <text:p>2372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339 kWh</text:p>
          </table:table-cell>
          <table:table-cell office:value-type="float" office:value="2162.48" calcext:value-type="float">
            <text:p>2162.4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51.37" calcext:value-type="float">
            <text:p>151.37</text:p>
          </table:table-cell>
          <table:table-cell office:value-type="float" office:value="23.25" calcext:value-type="float">
            <text:p>23.2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499.37" calcext:value-type="float">
            <text:p>2499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426 kWh</text:p>
          </table:table-cell>
          <table:table-cell office:value-type="float" office:value="2734.17" calcext:value-type="float">
            <text:p>2734.1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91.39" calcext:value-type="float">
            <text:p>191.39</text:p>
          </table:table-cell>
          <table:table-cell office:value-type="float" office:value="28.97" calcext:value-type="float">
            <text:p>28.97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408 kWh</text:p>
          </table:table-cell>
          <table:table-cell office:value-type="float" office:value="2599.6" calcext:value-type="float">
            <text:p>2599.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81.97" calcext:value-type="float">
            <text:p>181.97</text:p>
          </table:table-cell>
          <table:table-cell office:value-type="float" office:value="27.61" calcext:value-type="float">
            <text:p>27.6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970.97" calcext:value-type="float">
            <text:p>2970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394 kWh</text:p>
          </table:table-cell>
          <table:table-cell office:value-type="float" office:value="2493.87" calcext:value-type="float">
            <text:p>2493.87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74.57" calcext:value-type="float">
            <text:p>174.57</text:p>
          </table:table-cell>
          <table:table-cell office:value-type="float" office:value="26.55" calcext:value-type="float">
            <text:p>26.5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2856.14" calcext:value-type="float">
            <text:p>2856.14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14:25.519000000</meta:creation-date>
    <dc:date>2018-03-28T16:53:17.801000000</dc:date>
    <meta:editing-duration>PT8M11S</meta:editing-duration>
    <meta:editing-cycles>1</meta:editing-cycles>
    <meta:document-statistic meta:table-count="1" meta:cell-count="147" meta:object-count="0"/>
    <meta:generator>LibreOffice/5.3.4.2$Windows_x86 LibreOffice_project/f82d347ccc0be322489bf7da61d7e4ad13fe2ff3</meta:generator>
  </office:meta>
</office:document-meta>
</file>